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PropertiesContextCustomizerFactoryTests.createContextCustomizerWhenNoAnnotatedMethods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PropertiesContextCustomizerFactoryTests.createContextCustomizerWhenAnnotatedMethodsInBaseClassReturnsCustom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leDynamicPropertySources.p2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DynamicPropertySource.p2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pleDynamicPropertySources.p1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pleDynamicPropertySources.p3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ynamicPropertiesContextCustomizerFactoryTests.createContextCustomizerWhenMultipleAnnotatedMethodsReturnsCustom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PropertiesContextCustomizerFactoryTests.createContextCustomizerWhenSingleAnnotatedMethodReturnsCustom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DynamicPropertySource.p1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ynamicPropertySource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ngleDynamicPropertySource.p1( DynamicProperty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